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Comic Sans MS" fo:font-size="11pt" fo:font-weight="bold" style:font-name-asian="Comic Sans MS" style:font-size-asian="11pt" style:font-weight-asian="bold" style:font-name-complex="Comic Sans MS" style:font-size-complex="11pt" style:font-weight-complex="bold"/>
    </style:style>
    <style:style style:name="P2" style:family="paragraph" style:parent-style-name="Default">
      <style:paragraph-properties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3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fo:font-weight="normal" style:font-name-asian="Comic Sans MS" style:font-size-asian="11pt" style:font-weight-asian="normal" style:font-name-complex="Comic Sans MS" style:font-size-complex="11pt" style:font-weight-complex="normal"/>
    </style:style>
    <style:style style:name="P4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5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fo:font-weight="normal" style:font-name-asian="Comic Sans MS" style:font-size-asian="11pt" style:font-weight-asian="normal" style:font-name-complex="Comic Sans MS" style:font-size-complex="11pt" style:font-weight-complex="normal"/>
    </style:style>
    <style:style style:name="P6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7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8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9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fo:font-weight="normal" style:font-name-asian="Comic Sans MS" style:font-size-asian="11pt" style:font-weight-asian="normal" style:font-name-complex="Comic Sans MS" style:font-size-complex="11pt" style:font-weight-complex="normal"/>
    </style:style>
    <style:style style:name="P10" style:family="paragraph" style:parent-style-name="Default">
      <style:paragraph-properties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T1" style:family="text"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uxième partie </text:p>
      <text:p text:style-name="P1"/>
      <text:p text:style-name="P1"/>
      <text:p text:style-name="P5">1. Afficher la liste des managers des départements 20 et 30 </text:p>
      <text:p text:style-name="P3"/>
      <text:p text:style-name="P3">Select * from emp where job = 'manager' and deptno in(20, 30);</text:p>
      <text:p text:style-name="P3"/>
      <text:p text:style-name="P3">Select ename, job, from emp where in(20,30) and empno in (select distinct mgr from emp where mgr is not null);</text:p>
      <text:p text:style-name="P3"/>
      <text:p text:style-name="P3"/>
      <text:p text:style-name="P5">2. Afficher la liste des employés qui ne sont pas manager et qui ont été embauchés en 81 </text:p>
      <text:p text:style-name="P3"/>
      <text:p text:style-name="P3">select * from emp where job &lt;&gt; 'manager' and year(hiredate)=1981;</text:p>
      <text:p text:style-name="P3"/>
      <text:p text:style-name="P5">3. Afficher la liste des employés ayant une commission </text:p>
      <text:p text:style-name="P5"/>
      <text:p text:style-name="P5">select * from emp where comm&gt;0;</text:p>
      <text:p text:style-name="P3"/>
      <text:p text:style-name="P5">4. Afficher la liste des noms, numéros de département, jobs et date d'embauche triés par Numero de Département et JOB les derniers embauches d'abord. </text:p>
      <text:p text:style-name="P3"/>
      <text:p text:style-name="P3">select ename, deptno, job, hiredate from emp order by deptno asc, hiredate desc;</text:p>
      <text:p text:style-name="P3"/>
      <text:p text:style-name="P5">5. Afficher la liste des employés travaillant à DALLAS </text:p>
      <text:p text:style-name="P3"/>
      <text:p text:style-name="P3">select * from emp <text:s/>inner join dept on emp.DEPTNO = dept.DEPTNO where loc='Dallas';</text:p>
      <text:p text:style-name="P3"/>
      <text:p text:style-name="P5">6. Afficher les noms et dates d'embauche des employés embauchés avant leur manager, avec le nom et date d'embauche du manager. </text:p>
      <text:p text:style-name="Standard"/>
      <text:p text:style-name="Standard">select ename, hiredate from emp where hiredate &lt; all (select hiredate from emp where mgr = all (select empno from emp where job='manager')) ;</text:p>
      <text:p text:style-name="Standard"/>
      <text:p text:style-name="P7">7. Lister les numéros des employés n'ayant pas de subordonné. </text:p>
      <text:p text:style-name="P2"/>
      <text:p text:style-name="P2">select empno from emp where mgr = null;</text:p>
      <text:p text:style-name="P2"/>
      <text:p text:style-name="P7">8. Afficher les noms et dates d'embauche des employés embauchés avant BLAKE. </text:p>
      <text:p text:style-name="P2"/>
      <text:p text:style-name="P2">select ename, hiredate from emp where hiredate &lt; (select hiredate from emp where ename ='blake');</text:p>
      <text:p text:style-name="P2"/>
      <text:p text:style-name="P7">9. Afficher les employés embauchés le même jour que FORD. </text:p>
      <text:p text:style-name="P2"/>
      <text:p text:style-name="P2">select * from emp where hiredate = (select hiredate from emp where ename ='ford');</text:p>
      <text:p text:style-name="P2"/>
      <text:p text:style-name="P2"><text:soft-page-break/></text:p>
      <text:p text:style-name="P2"/>
      <text:p text:style-name="P2"/>
      <text:p text:style-name="P2"/>
      <text:p text:style-name="P7">10. Lister les employés ayant le même manager que CLARK. </text:p>
      <text:p text:style-name="P2"/>
      <text:p text:style-name="P2">select * from emp where ename = 'clark' and mgr = (select mgr from emp where ename='clark');</text:p>
      <text:p text:style-name="P2"/>
      <text:p text:style-name="P7">11. Lister les employés ayant même job et même manager que TURNER. </text:p>
      <text:p text:style-name="P2"/>
      <text:p text:style-name="P2">select * from emp where job=(select job from emp where ename='turner') and mgr=(select mgr from emp where ename='turner');</text:p>
      <text:p text:style-name="P2"/>
      <text:p text:style-name="P2"/>
      <text:p text:style-name="P7">12. Lister les employés du département RESEARCH embauchés le même jour que quelqu'un du département SALES. </text:p>
      <text:p text:style-name="Standard"/>
      <text:p text:style-name="Standard">select * from emp <text:span text:style-name="T1">inner join dept on emp.DEPTNO = dept.DEPTNO where dname='research' and hiredate=any(select hiredate from emp inner join dept on emp.DEPTNO = dept.DEPTNO where dname='sales');</text:span></text:p>
      <text:p text:style-name="Default"/>
      <text:p text:style-name="Default"/>
      <text:p text:style-name="P7">13. Lister le nom des employés et également le nom du jour de la semaine correspondant à leur date d'embauche. </text:p>
      <text:p text:style-name="P2"/>
      <text:p text:style-name="P2">select ename, day(hiredate) from emp where day(hiredate) = day(hiredate);</text:p>
      <text:p text:style-name="P2"/>
      <text:p text:style-name="P2"/>
      <text:p text:style-name="P7">14. Donner, pour chaque employé, le nombre de mois qui s'est écoulé entre leur date d'embauche et la date actuelle. </text:p>
      <text:p text:style-name="P2"/>
      <text:p text:style-name="P2">select ename, PERIOD_DIFF(now(), hiredate) as 'dd' from emp;</text:p>
      <text:p text:style-name="P2">(select PERIOD_DIFF(now(), hiredate) as 'dd' from emp)</text:p>
      <text:p text:style-name="P2">select ename, TIMESTAMPDIFF(MONTH, now(), hiredate) as 'dd' from emp;</text:p>
      <text:p text:style-name="P2"/>
      <text:p text:style-name="P2"/>
      <text:p text:style-name="P7">15. Afficher la liste des employés ayant un M et un A dans leur nom. </text:p>
      <text:p text:style-name="P2"/>
      <text:p text:style-name="P2">select * from emp where ename like '%a%' and ename like '%m%';</text:p>
      <text:p text:style-name="P2"/>
      <text:p text:style-name="P2"/>
      <text:p text:style-name="P7">16. Afficher la liste des employés ayant deux 'A' dans leur nom. </text:p>
      <text:p text:style-name="P2"/>
      <text:p text:style-name="P2">select * from emp where ename like '%a%a%' or ename like '%aa%';</text:p>
      <text:p text:style-name="P2"/>
      <text:p text:style-name="P2"/>
      <text:p text:style-name="P7"><text:soft-page-break/>17. Afficher les employés embauchés avant tous les employés du département 10. </text:p>
      <text:p text:style-name="Standard"/>
      <text:p text:style-name="Standard">select * from emp where hiredate &lt; (select min(hiredate) from emp where deptno=10);</text:p>
      <text:p text:style-name="Default"/>
      <text:p text:style-name="P7">18. Sélectionner le métier où le salaire moyen est le plus faible. </text:p>
      <text:p text:style-name="P2"/>
      <text:p text:style-name="P2">select job from emp where sal &lt; (select avg(sal) from emp); <text:s/></text:p>
      <text:p text:style-name="P2"/>
      <text:p text:style-name="P2"/>
      <text:p text:style-name="P7">19. Sélectionner le département ayant le plus d'employés. </text:p>
      <text:p text:style-name="P2"/>
      <text:p text:style-name="P4">select dname from dept inner join emp where dept.deptno = emp.deptno group by emp.deptno having count(ename) &gt;= all (select count(ename) from emp group by emp.deptno);</text:p>
      <text:p text:style-name="P2"/>
      <text:p text:style-name="P2"/>
      <text:p text:style-name="P7">20. Donner la répartition en pourcentage du nombre d'employés par département selon le modèle ci-dessous </text:p>
      <text:p text:style-name="P2">Département Répartition en % </text:p>
      <text:p text:style-name="P4">----------- ---------------- </text:p>
      <text:p text:style-name="P4">10 21.43 </text:p>
      <text:p text:style-name="P4">20 35.71 </text:p>
      <text:p text:style-name="P6">30 42.86 </text:p>
      <text:p text:style-name="Standard"/>
      <text:p text:style-name="Standard"/>
      <text:p text:style-name="Standard"/>
      <text:p text:style-name="Standard">select <text:s/>deptno, ((1/(select count(*) from emp)) * count(ename) *100) from emp group by deptno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11T11:18:32</meta:creation-date>
    <dc:date>2020-09-14T15:43:19.76</dc:date>
    <meta:editing-duration>PT8H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3" meta:paragraph-count="49" meta:word-count="607" meta:character-count="3717"/>
  </office:meta>
</office:document-meta>
</file>